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450d" officeooo:paragraph-rsid="001f450d"/>
    </style:style>
    <style:style style:name="P2" style:family="paragraph" style:parent-style-name="Standard">
      <style:paragraph-properties fo:text-align="start" style:justify-single-word="false"/>
      <style:text-properties officeooo:rsid="001f450d" officeooo:paragraph-rsid="001f450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f450d" officeooo:paragraph-rsid="001f450d"/>
    </style:style>
    <style:style style:name="P4" style:family="paragraph" style:parent-style-name="Standard" style:master-page-name="">
      <style:paragraph-properties fo:margin-left="0.794cm" fo:margin-right="0cm" fo:text-align="start" style:justify-single-word="false" fo:text-indent="0cm" style:auto-text-indent="false" style:page-number="auto"/>
      <style:text-properties officeooo:rsid="001f450d" officeooo:paragraph-rsid="001f450d"/>
    </style:style>
    <style:style style:name="P5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officeooo:rsid="001f450d" officeooo:paragraph-rsid="001f450d"/>
    </style:style>
    <style:style style:name="P6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officeooo:rsid="001f7149" officeooo:paragraph-rsid="001f7149"/>
    </style:style>
    <style:style style:name="P7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text-underline-style="solid" style:text-underline-width="auto" style:text-underline-color="font-color" officeooo:rsid="001f450d" officeooo:paragraph-rsid="001f450d"/>
    </style:style>
    <style:style style:name="P8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text-underline-style="solid" style:text-underline-width="auto" style:text-underline-color="font-color" officeooo:rsid="001f7149" officeooo:paragraph-rsid="001f7149"/>
    </style:style>
    <style:style style:name="P9" style:family="paragraph" style:parent-style-name="Standard" style:master-page-name="">
      <style:paragraph-properties fo:margin-left="0.499cm" fo:margin-right="0cm" fo:text-align="start" style:justify-single-word="false" fo:text-indent="0cm" style:auto-text-indent="false" style:page-number="auto"/>
      <style:text-properties officeooo:rsid="001f450d" officeooo:paragraph-rsid="001f450d"/>
    </style:style>
    <style:style style:name="P10" style:family="paragraph" style:parent-style-name="Standard" style:master-page-name="">
      <style:paragraph-properties fo:margin-left="0.499cm" fo:margin-right="0cm" fo:text-align="start" style:justify-single-word="false" fo:text-indent="0cm" style:auto-text-indent="false" style:page-number="auto"/>
      <style:text-properties style:text-underline-style="solid" style:text-underline-width="auto" style:text-underline-color="font-color" officeooo:rsid="001f450d" officeooo:paragraph-rsid="001f450d"/>
    </style:style>
    <style:style style:name="P11" style:family="paragraph" style:parent-style-name="Standard" style:master-page-name="">
      <style:paragraph-properties fo:margin-left="0.764cm" fo:margin-right="0cm" fo:text-align="start" style:justify-single-word="false" fo:text-indent="0cm" style:auto-text-indent="false" style:page-number="auto"/>
      <style:text-properties officeooo:rsid="001f450d" officeooo:paragraph-rsid="001f450d"/>
    </style:style>
    <style:style style:name="P12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officeooo:rsid="001f450d" officeooo:paragraph-rsid="001f450d"/>
    </style:style>
    <style:style style:name="P13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officeooo:rsid="001f7149" officeooo:paragraph-rsid="001f7149"/>
    </style:style>
    <style:style style:name="P14" style:family="paragraph" style:parent-style-name="Standard" style:master-page-name="">
      <style:paragraph-properties fo:margin-left="0.764cm" fo:margin-right="0cm" fo:text-align="start" style:justify-single-word="false" fo:text-indent="0cm" style:auto-text-indent="false" style:page-number="auto"/>
      <style:text-properties officeooo:rsid="001f450d" officeooo:paragraph-rsid="001f450d"/>
    </style:style>
    <style:style style:name="P15" style:family="paragraph" style:parent-style-name="Standard" style:master-page-name="">
      <style:paragraph-properties fo:margin-left="0.764cm" fo:margin-right="0cm" fo:text-align="start" style:justify-single-word="false" fo:text-indent="0cm" style:auto-text-indent="false" style:page-number="auto"/>
      <style:text-properties officeooo:rsid="001f7149" officeooo:paragraph-rsid="001f71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2cm" fo:text-indent="-0.635cm" fo:margin-left="7.60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M d'aro</text:p>
      <text:p text:style-name="P1"/>
      <text:p text:style-name="P2">Question 1</text:p>
      <text:p text:style-name="P2"/>
      <text:p text:style-name="P9">Des contraintes différentes s'appliquent aux huiles en fonction de leur type, végétal ou animal, il est donc intéressant de les déclarer dans un ensemble différent.<text:line-break/>Seulement des contraintes s'appliquent aussi aux deux ensembles, c'est là que l'union est intéressante. </text:p>
      <text:p text:style-name="P5">On a procédé de la manière suivante :</text:p>
      <text:list xml:id="list8542883888010235530" text:style-name="L1">
        <text:list-item>
          <text:p text:style-name="P3">on a créé un set végétal</text:p>
        </text:list-item>
        <text:list-item>
          <text:p text:style-name="P3"><text:s/>on a créé un set animal</text:p>
        </text:list-item>
        <text:list-item>
          <text:p text:style-name="P3"><text:s/>on a créé un set huile qui est en fait l'union des deux précédents sets</text:p>
        </text:list-item>
      </text:list>
      <text:p text:style-name="P5">L'intérêt c'est de pouvoir généraliser certaines contraintes entre les deux types d'huiles.</text:p>
      <text:p text:style-name="P5"/>
      <text:p text:style-name="P2">Question 2</text:p>
      <text:p text:style-name="P4"/>
      <text:p text:style-name="P10">Version 1 (pas de stock ni de dureté)</text:p>
      <text:p text:style-name="P5"/>
      <text:p text:style-name="P11">On considère que l'huile achetée est directement raffinée puis vendue.</text:p>
      <text:p text:style-name="P12"/>
      <text:p text:style-name="P12">Au début la stratégie est simple on achète l'huile la moins chère en quantité maximale pour la revendre immédiatement.</text:p>
      <text:p text:style-name="P12"/>
      <text:p text:style-name="P5"/>
      <text:p text:style-name="P5"/>
      <text:p text:style-name="P7">Version 2 (avec dureté sans stock)</text:p>
      <text:p text:style-name="P5"/>
      <text:p text:style-name="P11">On considère que l'huile achetée est directement raffinée puis vendue.</text:p>
      <text:p text:style-name="P12"/>
      <text:p text:style-name="P13">C'est la même stratégie à laquelle on ajoute la contrainte sur la dureté, c'est à dire que lorsqu'on achète l'huile on s'assure que la moyenne totale des duretés pour chaque mois est comprise entre 3 et 6.</text:p>
      <text:p text:style-name="P13"/>
      <text:p text:style-name="P8">Version 3 (avec stock et dureté)</text:p>
      <text:p text:style-name="P6"/>
      <text:p text:style-name="P15">Maintenant on considère que l'huile achetée est soit stockée pour un usage futur, soit raffinée et revendue.</text:p>
      <text:p text:style-name="P13">On peut également ne pas acheter d'huiles et se servir de celles stockées.</text:p>
      <text:p text:style-name="P13">Il faut aussi prendre en compte le coût du stockage (5€/tonne/mois) afin de savoir quand stocker et vendre telles huiles et donc d'optimiser le profit.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n0w </meta:initial-creator>
    <meta:creation-date>2014-11-11T16:46:56.761420175</meta:creation-date>
    <dc:date>2014-11-11T17:32:54.230571675</dc:date>
    <dc:creator>Non0w </dc:creator>
    <meta:editing-duration>PT30M52S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1" meta:paragraph-count="19" meta:word-count="246" meta:character-count="1447" meta:non-whitespace-character-count="1220"/>
  </office:meta>
</office:document-meta>
</file>